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3776a" officeooo:paragraph-rsid="0003776a"/>
    </style:style>
    <style:style style:name="P2" style:family="paragraph" style:parent-style-name="Standard">
      <style:text-properties fo:font-weight="bold" officeooo:rsid="0003776a" officeooo:paragraph-rsid="0003776a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3776a" officeooo:paragraph-rsid="0003776a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474be" officeooo:paragraph-rsid="000474be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51982" officeooo:paragraph-rsid="00051982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5f0c9" officeooo:paragraph-rsid="0005f0c9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6e4ca" officeooo:paragraph-rsid="0006e4ca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8201d" officeooo:paragraph-rsid="0008201d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0474be" officeooo:paragraph-rsid="000474be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08201d" officeooo:paragraph-rsid="0008201d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officeooo:rsid="00051982" officeooo:paragraph-rsid="00051982"/>
    </style:style>
    <style:style style:name="P12" style:family="paragraph" style:parent-style-name="Standard">
      <style:text-properties officeooo:rsid="000474be" officeooo:paragraph-rsid="000474be"/>
    </style:style>
    <style:style style:name="P13" style:family="paragraph" style:parent-style-name="Standard">
      <style:text-properties fo:font-weight="normal" officeooo:rsid="000474be" officeooo:paragraph-rsid="000474be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474be" officeooo:paragraph-rsid="000474be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06e4ca" officeooo:paragraph-rsid="0006e4ca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06e4ca" officeooo:paragraph-rsid="0008201d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08201d" officeooo:paragraph-rsid="0008201d" style:font-weight-asian="normal" style:font-weight-complex="normal"/>
    </style:style>
    <style:style style:name="P18" style:family="paragraph" style:parent-style-name="Standard">
      <style:text-properties officeooo:rsid="00051982" officeooo:paragraph-rsid="00051982"/>
    </style:style>
    <style:style style:name="P19" style:family="paragraph" style:parent-style-name="Standard">
      <style:text-properties officeooo:rsid="00051982" officeooo:paragraph-rsid="0005f0c9"/>
    </style:style>
    <style:style style:name="T1" style:family="text">
      <style:text-properties officeooo:rsid="000474b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officeooo:rsid="0006e4ca"/>
    </style:style>
    <style:style style:name="T6" style:family="text">
      <style:text-properties officeooo:rsid="000820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 </text:span>Add two numbers</text:p>
      <text:p text:style-name="P2"/>
      <text:p text:style-name="Standard">sjcet@Z238-UL:~/Desktop/21mca/Network$ vi add.sh</text:p>
      <text:p text:style-name="Standard"/>
      <text:p text:style-name="P1">add.sh</text:p>
      <text:p text:style-name="Standard">echo "Enter the first number : "</text:p>
      <text:p text:style-name="Standard">read a</text:p>
      <text:p text:style-name="Standard">echo "Enter second number : "</text:p>
      <text:p text:style-name="Standard">read b</text:p>
      <text:p text:style-name="Standard">c=$(($a+$b))</text:p>
      <text:p text:style-name="Standard">echo "Sum = "$c</text:p>
      <text:p text:style-name="Standard"/>
      <text:p text:style-name="P3">OUTPUT</text:p>
      <text:p text:style-name="P1"/>
      <text:p text:style-name="Standard">sjcet@Z238-UL:~/Desktop/21mca/Network$ chmod +x add.sh</text:p>
      <text:p text:style-name="Standard">jcet@Z238-UL:~/Desktop/21mca/Network$ ./add.sh</text:p>
      <text:p text:style-name="Standard">Enter the first number : </text:p>
      <text:p text:style-name="Standard">23</text:p>
      <text:p text:style-name="Standard">Enter second number : </text:p>
      <text:p text:style-name="Standard">23</text:p>
      <text:p text:style-name="Standard">Sum = 46</text:p>
      <text:p text:style-name="Standard"/>
      <text:p text:style-name="P12"><text:span text:style-name="T2">2. Swap two numbers</text:span></text:p>
      <text:p text:style-name="P12"><text:span text:style-name="T2"/></text:p>
      <text:p text:style-name="P13">sjcet@Z238-UL:~/Desktop/21mca/Network$ vi swap.sh</text:p>
      <text:p text:style-name="P13"/>
      <text:p text:style-name="P9">swap.sh</text:p>
      <text:p text:style-name="P9"/>
      <text:p text:style-name="P14">echo "Enter first number : "</text:p>
      <text:p text:style-name="P14">read a</text:p>
      <text:p text:style-name="P14">echo "Enter second number : "</text:p>
      <text:p text:style-name="P14">read b</text:p>
      <text:p text:style-name="P14">echo "a=$a"</text:p>
      <text:p text:style-name="P14">echo "b=$b"</text:p>
      <text:p text:style-name="P14">temp=$a</text:p>
      <text:p text:style-name="P14">a=$b</text:p>
      <text:p text:style-name="P14">b=$temp</text:p>
      <text:p text:style-name="P14">echo "After swaping the numbers are : "</text:p>
      <text:p text:style-name="P14">echo "a=$a and b=$b"</text:p>
      <text:p text:style-name="P14"/>
      <text:p text:style-name="P4">OUTPUT</text:p>
      <text:p text:style-name="P4"/>
      <text:p text:style-name="P4"><text:span text:style-name="T4">echo "Enter first number : "</text:span></text:p>
      <text:p text:style-name="P14">read a</text:p>
      <text:p text:style-name="P14">echo "Enter second number : "</text:p>
      <text:p text:style-name="P14">read b</text:p>
      <text:p text:style-name="P14">echo "a=$a"</text:p>
      <text:p text:style-name="P14">echo "b=$b"</text:p>
      <text:p text:style-name="P14">temp=$a</text:p>
      <text:p text:style-name="P14">a=$b</text:p>
      <text:p text:style-name="P14">b=$temp</text:p>
      <text:p text:style-name="P14">echo "After swaping the numbers are : "</text:p>
      <text:p text:style-name="P14">echo "a=$a and b=$b"</text:p>
      <text:p text:style-name="P14"/>
      <text:p text:style-name="P5"><text:soft-page-break/><text:span text:style-name="T5">3. </text:span>Odd or Even</text:p>
      <text:p text:style-name="P5"/>
      <text:p text:style-name="P5"/>
      <text:p text:style-name="P18">sjcet@Z238-UL:~/Desktop/21mca/Network$ vi oddeven.sh</text:p>
      <text:p text:style-name="P18"/>
      <text:p text:style-name="P11">oddeven.sh</text:p>
      <text:p text:style-name="P18">echo "Enter a number : "</text:p>
      <text:p text:style-name="P18">read n</text:p>
      <text:p text:style-name="P18">if(($n % 2 == 0 ))</text:p>
      <text:p text:style-name="P18">then</text:p>
      <text:p text:style-name="P18"><text:s text:c="8"/>echo "$n is even "</text:p>
      <text:p text:style-name="P18">else</text:p>
      <text:p text:style-name="P18"><text:s text:c="8"/>echo "$n is odd"</text:p>
      <text:p text:style-name="P18">fi</text:p>
      <text:p text:style-name="P18"/>
      <text:p text:style-name="P6">OUTPUT</text:p>
      <text:p text:style-name="P18"/>
      <text:p text:style-name="P19">sjcet@Z238-UL:~/Desktop/21mca/Network$ ./oddeven.sh</text:p>
      <text:p text:style-name="P19">Enter a number : </text:p>
      <text:p text:style-name="P19">25</text:p>
      <text:p text:style-name="P19">25 is odd</text:p>
      <text:p text:style-name="P19"/>
      <text:p text:style-name="P7">4.Prime or Not</text:p>
      <text:p text:style-name="P7"/>
      <text:p text:style-name="P15">sjcet@Z238-UL:~/Desktop/21mca/Network$ vi prime.sh</text:p>
      <text:p text:style-name="P15"/>
      <text:p text:style-name="P7">prime.sh</text:p>
      <text:p text:style-name="P15">echo "enter the number"</text:p>
      <text:p text:style-name="P15">read n</text:p>
      <text:p text:style-name="P15">i=2</text:p>
      <text:p text:style-name="P15">f=0</text:p>
      <text:p text:style-name="P15">while test $i -le `expr $n / 2`</text:p>
      <text:p text:style-name="P15">do</text:p>
      <text:p text:style-name="P15">if test `expr $n % $i` -eq 0</text:p>
      <text:p text:style-name="P15">then</text:p>
      <text:p text:style-name="P15">f=1</text:p>
      <text:p text:style-name="P15">fi</text:p>
      <text:p text:style-name="P15">i=`expr $i + 1`</text:p>
      <text:p text:style-name="P15">done</text:p>
      <text:p text:style-name="P15">if test $f -eq 1</text:p>
      <text:p text:style-name="P15">then</text:p>
      <text:p text:style-name="P15">echo "not prime"</text:p>
      <text:p text:style-name="P15">else</text:p>
      <text:p text:style-name="P15">echo "prime"</text:p>
      <text:p text:style-name="P15">fi</text:p>
      <text:p text:style-name="P15"/>
      <text:p text:style-name="P7">OUTPUT</text:p>
      <text:p text:style-name="P7"/>
      <text:p text:style-name="P15">sjcet@Z238-UL:~/Desktop/21mca/Network$ ./prime.sh</text:p>
      <text:p text:style-name="P15">enter the number</text:p>
      <text:p text:style-name="P15">5</text:p>
      <text:p text:style-name="P15">prime</text:p>
      <text:p text:style-name="P15"/>
      <text:p text:style-name="P15"/>
      <text:p text:style-name="P7"><text:soft-page-break/>5.Print n numbers</text:p>
      <text:p text:style-name="P7"/>
      <text:p text:style-name="P16">sjcet@Z238-UL:~/Desktop/21mca/Network$ ./pri<text:span text:style-name="T6">nt.</text:span>sh</text:p>
      <text:p text:style-name="P16"/>
      <text:p text:style-name="P10">print.sh</text:p>
      <text:p text:style-name="P15">echo "Enter the limit"</text:p>
      <text:p text:style-name="P15">read n</text:p>
      <text:p text:style-name="P15">echo "The numbers are </text:p>
      <text:p text:style-name="P15">for ((i=0;i&lt;$n;i++))</text:p>
      <text:p text:style-name="P15">do</text:p>
      <text:p text:style-name="P15"><text:s text:c="8"/>echo $i</text:p>
      <text:p text:style-name="P15">done</text:p>
      <text:p text:style-name="P15"/>
      <text:p text:style-name="P8">OUTPUT</text:p>
      <text:p text:style-name="P17">sjcet@Z238-UL:~/Desktop/21mca/Network$ ./print.sh</text:p>
      <text:p text:style-name="P17">Enter the limit</text:p>
      <text:p text:style-name="P17">7</text:p>
      <text:p text:style-name="P17">0</text:p>
      <text:p text:style-name="P17">1</text:p>
      <text:p text:style-name="P17">2</text:p>
      <text:p text:style-name="P17">3</text:p>
      <text:p text:style-name="P17">4</text:p>
      <text:p text:style-name="P17">5</text:p>
      <text:p text:style-name="P17">6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5:52:30.244605697</meta:creation-date>
    <dc:date>2022-05-25T15:05:13.074024143</dc:date>
    <meta:editing-duration>PT25M4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106" meta:word-count="272" meta:character-count="1593" meta:non-whitespace-character-count="1399"/>
  </office:meta>
</office:document-meta>
</file>